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</text:p>
      <text:p text:style-name="Standard"># Learning git from command line is the best way to learn git.</text:p>
      <text:p text:style-name="Standard"># new features comes first on command line as compared to graphical interface.</text:p>
      <text:p text:style-name="Standard"># you can get good help for command line for git online.</text:p>
      <text:p text:style-name="Standard"># command line has more power.</text:p>
      <text:p text:style-name="Standard"># most commands work on all the different os like windows, <text:s/>mac, linux, etc.</text:p>
      <text:p text:style-name="Standard"><text:s/></text:p>
      <text:p text:style-name="Standard">WHAT IS GIT?</text:p>
      <text:p text:style-name="Standard"># Distributed source control system.</text:p>
      <text:p text:style-name="Standard"># massively scales</text:p>
      <text:p text:style-name="Standard"># open source</text:p>
      <text:p text:style-name="Standard"># developed for linux project requirements</text:p>
      <text:p text:style-name="Standard"># most operations are local</text:p>
      <text:p text:style-name="Standard"># very fast</text:p>
      <text:p text:style-name="Standard"># active community</text:p>
      <text:p text:style-name="Standard"># most popular DVCS,VCS (distributed version control system)</text:p>
      <text:p text:style-name="Standard"/>
      <text:p text:style-name="Standard"/>
      <text:p text:style-name="Standard"/>
      <text:p text:style-name="Standard"/>
      <text:p text:style-name="Standard"/>
      <text:p text:style-name="Standard">KEY CONCEPTS:</text:p>
      <text:p text:style-name="Standard"># Repository contains files, history, config managed by git.</text:p>
      <text:p text:style-name="Standard"># Three States of Git:</text:p>
      <text:p text:style-name="Standard"><text:tab/>* working directory</text:p>
      <text:p text:style-name="Standard"><text:tab/>* staging area – pre-commit holding area</text:p>
      <text:p text:style-name="Standard"><text:tab/>* commit – git repository (history)</text:p>
      <text:p text:style-name="Standard"># remote repository (github)</text:p>
      <text:p text:style-name="Standard"># master branch (default branch)</text:p>
      <text:p text:style-name="Standard"/>
      <text:p text:style-name="Standard">GIT QUICK START:</text:p>
      <text:p text:style-name="Standard">STARTING WITH GITHUB AND PROJECT SETUP:</text:p>
      <text:p text:style-name="Standard"># sign in to your github account.</text:p>
      <text:p text:style-name="Standard"># create a repository on github.com with some name (github-demo) and choose public and check the box to create a readme file.</text:p>
      <text:p text:style-name="Standard"># come to terminal and create a directory (mkdir projects).</text:p>
      <text:p text:style-name="Standard"># use this command to set the user name and email id:</text:p>
      <text:p text:style-name="Standard"><text:tab/>* git config --global user.name "Narendra-Sharma-26"</text:p>
      <text:p text:style-name="Standard"><text:tab/>* git config --global user.email"narendra.sharma.822402@gmail.com"</text:p>
      <text:p text:style-name="Standard"># command to clone the github repository to your loacal machine:</text:p>
      <text:p text:style-name="Standard">* git clone https://github.com/Narendra-Sharma-26/github-demo.git</text:p>
      <text:p text:style-name="Standard"><text:s/>Note: this link is c opied from your github repository</text:p>
      <text:p text:style-name="Standard"># go inside the directory (cd github-demo)</text:p>
      <text:p text:style-name="Standard"># do ls (ls)</text:p>
      <text:p text:style-name="Standard"># type “git status” ( status command is used to see the status at working directory, staging area, repository and on remote.</text:p>
      <text:p text:style-name="Standard"># command to create a new file and pipe the echo content in that file:</text:p>
      <text:p text:style-name="Standard"><text:tab/>echo "Test Git Quick Start demo" &gt;&gt; start.txt</text:p>
      <text:p text:style-name="Standard"># ls</text:p>
      <text:p text:style-name="Standard"><text:s text:c="5"/>cat start.txt </text:p>
      <text:p text:style-name="Standard"><text:s text:c="5"/>git status (this will show untracked file because we have not added this file to git yet)</text:p>
      <text:p text:style-name="Standard"/>
      <text:p text:style-name="Standard"><text:soft-page-break/># git add start.txt ( command to add a file to git staging area)</text:p>
      <text:p text:style-name="Standard"># git status ( to check status)</text:p>
      <text:p text:style-name="Standard"># git commit -m "Adding start text file" ( command for moving the file from staging area to .get folder/ repository )</text:p>
      <text:p text:style-name="Standard"># this this step the file is in our local machine github and not on remote.</text:p>
      <text:p text:style-name="Standard"># git push origin master (to push our change to github repository)</text:p>
      <text:p text:style-name="Standard"><text:tab/> * master – this is branch name ( in my case it is main)</text:p>
      <text:p text:style-name="Standard"><text:tab/>so I need to write “ git push origin main” and then enter user name and when it asks for password paste the access token (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) that you have generated by going into settings -&gt; developer settings -&gt; personal access token.</text:p>
      <text:p text:style-name="Standard"/>
      <text:p text:style-name="Standard">Access token : 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</text:p>
      <text:p text:style-name="Standard"/>
      <text:p text:style-name="Standard"/>
      <text:p text:style-name="Standard"/>
      <text:p text:style-name="Standard"/>
      <text:p text:style-name="Standard"/>
      <text:p text:style-name="Standard">BASIC COMMAND OVERVIEW:</text:p>
      <text:p text:style-name="Standard">STARTING WITH A FRESH PROJECT (GIT INIT):</text:p>
      <text:p text:style-name="Standard"># pwd </text:p>
      <text:p text:style-name="Standard"><text:s text:c="5"/>cd projects </text:p>
      <text:p text:style-name="Standard"><text:s text:c="5"/>pwd </text:p>
      <text:p text:style-name="Standard"><text:s text:c="5"/>git init fresh-project</text:p>
      <text:p text:style-name="Standard"># create a fresh new git project by using ( git init fresh-project), where fresh –project is name of project.</text:p>
      <text:p text:style-name="Standard"># ls <text:s/></text:p>
      <text:p text:style-name="Standard"># ls -al</text:p>
      <text:p text:style-name="Standard"># cd .git</text:p>
      <text:p text:style-name="Standard"># ls</text:p>
      <text:p text:style-name="Standard"># cd ..</text:p>
      <text:p text:style-name="Standard"># pwd git status</text:p>
      <text:p text:style-name="Standard"># now the fresh-project folder is empty, so now we will create some file in it, go to hipster ipsum page given in resources and copy any paragraph, create a file with name “hipster.txt” and paste that para in that file and save it.</text:p>
      <text:p text:style-name="Standard"># mate hipster.txt ( command that pops text editor ) – DOUBT</text:p>
      <text:p text:style-name="Standard"># <text:s/>git status </text:p>
      <text:p text:style-name="Standard"># git add hipster.txt ( to add file to staging area)</text:p>
      <text:p text:style-name="Standard"># git status</text:p>
      <text:p text:style-name="Standard"># git commit ( to move it from staging area to git folder on local)</text:p>
      <text:p text:style-name="Standard"># git status</text:p>
      <text:p text:style-name="Standard"># cd ..</text:p>
      <text:p text:style-name="Standard"># pwd</text:p>
      <text:p text:style-name="Standard"># ls</text:p>
      <text:p text:style-name="Standard"># rm -rf fresh-projects ( to remove the directory recursively) </text:p>
      <text:p text:style-name="Standard"/>
      <text:p text:style-name="Standard"/>
      <text:p text:style-name="Standard"/>
      <text:p text:style-name="Standard"/>
      <text:p text:style-name="Standard">ADDING GIT TO EXISTING PROJECT (git init) :</text:p>
      <text:p text:style-name="Standard"># download the bootstrap boiler plate (zip file) and extract it in your project folder.</text:p>
      <text:p text:style-name="Standard"># pwd</text:p>
      <text:p text:style-name="Standard"># cd projects</text:p>
      <text:p text:style-name="Standard"><text:soft-page-break/># unzip ~/Downloads/initializr-verekia-4.0.zip (to extract the files to project folder)</text:p>
      <text:p text:style-name="Standard"># ls</text:p>
      <text:p text:style-name="Standard"># mv initializr web-project (to rename the project)</text:p>
      <text:p text:style-name="Standard"># ls</text:p>
      <text:p text:style-name="Standard"># cd web-project</text:p>
      <text:p text:style-name="Standard"># ls</text:p>
      <text:p text:style-name="Standard"># git init ( to put “.git” folder in project that makes it a git project ) </text:p>
      <text:p text:style-name="Standard"># ls -al </text:p>
      <text:p text:style-name="Standard"># git status</text:p>
      <text:p text:style-name="Standard"># git add . ( to add all the files in that project folder to staging area) </text:p>
      <text:p text:style-name="Standard"># git status</text:p>
      <text:p text:style-name="Standard"># git commit -m "My first commit, inline" ( move files from staging area to .git folder in local)</text:p>
      <text:p text:style-name="Standard"># git status</text:p>
      <text:p text:style-name="Standard"># git status</text:p>
      <text:p text:style-name="Standard"># ls –al</text:p>
      <text:p text:style-name="Standard"># rm -rf .git (remove the .git folder)</text:p>
      <text:p text:style-name="Standard"># ls</text:p>
      <text:p text:style-name="Standard"># pwd</text:p>
      <text:p text:style-name="Standard"># ls</text:p>
      <text:p text:style-name="Standard"># rm -rf web-project ( to remove the project)</text:p>
      <text:p text:style-name="Standard"/>
      <text:p text:style-name="Standard"/>
      <text:p text:style-name="Standard"/>
      <text:p text:style-name="Standard"/>
      <text:p text:style-name="Standard">STARTING ON GITHUB BY JOINING AN EXISTING PROJECT:</text:p>
      <text:p text:style-name="Standard"># http://bitly.com/git-start-web (go to this url and sign in to github.com)</text:p>
      <text:p text:style-name="Standard"># click on fork and choose your username (this will copy this repository in our github account with the same repository name)</text:p>
      <text:p text:style-name="Standard"># pwd</text:p>
      <text:p text:style-name="Standard"># cd projects</text:p>
      <text:p text:style-name="Standard"># git clone github-https-url # my value: https://github.com/awesomejt/starter-web.git ( to clone that project to our project folder in our local machine)</text:p>
      <text:p text:style-name="Standard"># ls</text:p>
      <text:p text:style-name="Standard"># cd starter-web</text:p>
      <text:p text:style-name="Standard"># ls</text:p>
      <text:p text:style-name="Standard"># ls –al</text:p>
      <text:p text:style-name="Standard"># cd .git</text:p>
      <text:p text:style-name="Standard"># ls</text:p>
      <text:p text:style-name="Standard"># cd ..</text:p>
      <text:p text:style-name="Standard"># clear</text:p>
      <text:p text:style-name="Standard"># git status</text:p>
      <text:p text:style-name="Standard"/>
      <text:p text:style-name="Standard">BASIC GIT WORKFLOW (ADD, COMMIT, PULL AND PUSH):</text:p>
      <text:p text:style-name="Standard"># all the url are given in the resource:</text:p>
      <text:p text:style-name="Standard"><text:tab/>http://bitly.com/git-start-web</text:p>
      <text:p text:style-name="Standard"><text:tab/>http://meettheipsums.com/</text:p>
      <text:p text:style-name="Standard"><text:tab/>http://hipsum.co/</text:p>
      <text:p text:style-name="Standard"># create a file “hipster.txt” in our project folder from above “hipsum.co” url</text:p>
      <text:p text:style-name="Standard"># pwd</text:p>
      <text:p text:style-name="Standard"># cd projects</text:p>
      <text:p text:style-name="Standard"># ls</text:p>
      <text:p text:style-name="Standard"># cd starter-web</text:p>
      <text:p text:style-name="Standard"><text:soft-page-break/># ls</text:p>
      <text:p text:style-name="Standard"># git status</text:p>
      <text:p text:style-name="Standard"># mate hipster.txt (creating new file using text editor)</text:p>
      <text:p text:style-name="Standard"># ls</text:p>
      <text:p text:style-name="Standard"># git status</text:p>
      <text:p text:style-name="Standard"># git add hipster.txt</text:p>
      <text:p text:style-name="Standard"># git status</text:p>
      <text:p text:style-name="Standard"># git commit</text:p>
      <text:p text:style-name="Standard"># git status</text:p>
      <text:p text:style-name="Standard"># git pull origin master ( always recommended to pull the code before pushing the code to repository)</text:p>
      <text:p text:style-name="Standard"># clear</text:p>
      <text:p text:style-name="Standard"># git push origin master ( to push to changes to git repository on remote)</text:p>
      <text:p text:style-name="Standard"/>
      <text:p text:style-name="Standard">TRACKED FILES:</text:p>
      <text:p text:style-name="Standard">Adjusting the Git Config</text:p>
      <text:p text:style-name="Standard"><text:s/>Resetting to author's name from demo in the Git Quick Start.</text:p>
      <text:p text:style-name="Standard"><text:s/>Command Listing</text:p>
      <text:p text:style-name="Standard"><text:s/>mate ~/.gitconfig</text:p>
      <text:p text:style-name="Standard"><text:s/>~/.gitconfig File</text:p>
      <text:p text:style-name="Standard"><text:s/>[user] name = Jason Taylor </text:p>
      <text:p text:style-name="Standard"><text:s/>email = jason.git.training </text:p>
      <text:p text:style-name="Standard"><text:s/>[core]</text:p>
      <text:p text:style-name="Standard"><text:s/>editor = mate -w</text:p>
      <text:p text:style-name="Standard"/>
      <text:p text:style-name="Standard">Tracked files  at every point the files is tracked. ( if any point of time if the file is not tracked than it is not considered as tracked file )</text:p>
      <text:p text:style-name="Standard"># pwd</text:p>
      <text:p text:style-name="Standard"># cd projects</text:p>
      <text:p text:style-name="Standard"># ls</text:p>
      <text:p text:style-name="Standard"># cd starter-web</text:p>
      <text:p text:style-name="Standard"># ls</text:p>
      <text:p text:style-name="Standard"># git status</text:p>
      <text:p text:style-name="Standard"># mate hipster.txt</text:p>
      <text:p text:style-name="Standard"># git commit -am "Adding more ipsum text"</text:p>
      <text:p text:style-name="Standard"># git ls-files <text:s text:c="5"/>( to check which files are being tracked)</text:p>
      <text:p text:style-name="Standard"># mate newfile.txt</text:p>
      <text:p text:style-name="Standard"># git status</text:p>
      <text:p text:style-name="Standard"># git ls-files</text:p>
      <text:p text:style-name="Standard"># git add newfile.txt</text:p>
      <text:p text:style-name="Standard"># git status</text:p>
      <text:p text:style-name="Standard"># git ls-files</text:p>
      <text:p text:style-name="Standard"/>
      <text:p text:style-name="Standard">EDITING FILES:</text:p>
      <text:p text:style-name="Standard"># pwd</text:p>
      <text:p text:style-name="Standard"># cd projects/starter-web</text:p>
      <text:p text:style-name="Standard"># clear</text:p>
      <text:p text:style-name="Standard"># ls</text:p>
      <text:p text:style-name="Standard"># mate hipster.txt</text:p>
      <text:p text:style-name="Standard"># git status</text:p>
      <text:p text:style-name="Standard"># git commit -m "Adding new file" </text:p>
      <text:p text:style-name="Standard"># git status</text:p>
      <text:p text:style-name="Standard"><text:soft-page-break/># git add hipster.txt</text:p>
      <text:p text:style-name="Standard"># git status</text:p>
      <text:p text:style-name="Standard"># mate hipster.txt</text:p>
      <text:p text:style-name="Standard"># git status</text:p>
      <text:p text:style-name="Standard"># git add hipster.txt</text:p>
      <text:p text:style-name="Standard"># git status</text:p>
      <text:p text:style-name="Standard"># git commit -m "More ipsum for hipsters"</text:p>
      <text:p text:style-name="Standard"># git status</text:p>
      <text:p text:style-name="Standard"/>
      <text:p text:style-name="Standard">RECURSIVE ADD:</text:p>
      <text:p text:style-name="Standard"># pwd</text:p>
      <text:p text:style-name="Standard"># cd projects/starter-web</text:p>
      <text:p text:style-name="Standard"># git status</text:p>
      <text:p text:style-name="Standard"># mkdir -p level1/level2/level3/level4</text:p>
      <text:p text:style-name="Standard"># last item later deleted (currected from video)</text:p>
      <text:p text:style-name="Standard"># ls</text:p>
      <text:p text:style-name="Standard"># cd level1</text:p>
      <text:p text:style-name="Standard"># pwd</text:p>
      <text:p text:style-name="Standard"># mate level1-file.txt</text:p>
      <text:p text:style-name="Standard"># ls</text:p>
      <text:p text:style-name="Standard"># cd level2</text:p>
      <text:p text:style-name="Standard"># mate level2-file.txt</text:p>
      <text:p text:style-name="Standard"># ls</text:p>
      <text:p text:style-name="Standard"># cd level3</text:p>
      <text:p text:style-name="Standard"># mate level3-file.txt</text:p>
      <text:p text:style-name="Standard"># ls</text:p>
      <text:p text:style-name="Standard"># rm -rf level4</text:p>
      <text:p text:style-name="Standard"># clear</text:p>
      <text:p text:style-name="Standard"># cd ../../..</text:p>
      <text:p text:style-name="Standard"># ls</text:p>
      <text:p text:style-name="Standard"># git status</text:p>
      <text:p text:style-name="Standard"># git add .</text:p>
      <text:p text:style-name="Standard"># git status</text:p>
      <text:p text:style-name="Standard"># git commit</text:p>
      <text:p text:style-name="Standard"/>
      <text:p text:style-name="Standard">BACKING OUT CHANGES:</text:p>
      <text:p text:style-name="Standard"># pwd</text:p>
      <text:p text:style-name="Standard"># cd projects/starter-web</text:p>
      <text:p text:style-name="Standard"># ls</text:p>
      <text:p text:style-name="Standard"># git status</text:p>
      <text:p text:style-name="Standard"># cd level1</text:p>
      <text:p text:style-name="Standard"># ls</text:p>
      <text:p text:style-name="Standard"># mate level1-file.txt</text:p>
      <text:p text:style-name="Standard"># git status</text:p>
      <text:p text:style-name="Standard"># git add level1-file.txt</text:p>
      <text:p text:style-name="Standard"># git status</text:p>
      <text:p text:style-name="Standard"># mate level1-file.txt</text:p>
      <text:p text:style-name="Standard"># clear</text:p>
      <text:p text:style-name="Standard"># git status</text:p>
      <text:p text:style-name="Standard"># git reset HEAD level1-file.txt ( to unstage the file from staged status)</text:p>
      <text:p text:style-name="Standard"># mate level1-file.txt</text:p>
      <text:p text:style-name="Standard"># clear</text:p>
      <text:p text:style-name="Standard"><text:soft-page-break/># git status</text:p>
      <text:p text:style-name="Standard"># git checkout -- level1-file.txt ( to rollback to the last commit)</text:p>
      <text:p text:style-name="Standard"># git status</text:p>
      <text:p text:style-name="Standard"># mate level1-file.txt</text:p>
      <text:p text:style-name="Standard"/>
      <text:p text:style-name="Standard">RE-NAMING AND MOVING FILES:</text:p>
      <text:p text:style-name="Standard"># pwd</text:p>
      <text:p text:style-name="Standard"># cd projects/starter-web</text:p>
      <text:p text:style-name="Standard"># ls</text:p>
      <text:p text:style-name="Standard"># cd level1/level2/level3</text:p>
      <text:p text:style-name="Standard"># pwd</text:p>
      <text:p text:style-name="Standard"># clear</text:p>
      <text:p text:style-name="Standard"># ls</text:p>
      <text:p text:style-name="Standard"># git status</text:p>
      <text:p text:style-name="Standard"># git mv level3--file.txt level3.txt ( renaming file using git command)</text:p>
      <text:p text:style-name="Standard"># ls</text:p>
      <text:p text:style-name="Standard"># git status</text:p>
      <text:p text:style-name="Standard"># git commit -m "renaming level3 file"</text:p>
      <text:p text:style-name="Standard"># cd ..</text:p>
      <text:p text:style-name="Standard"># clear</text:p>
      <text:p text:style-name="Standard"># pwd</text:p>
      <text:p text:style-name="Standard"># ls</text:p>
      <text:p text:style-name="Standard"># mv level2-file.txt level2.txt ( renaming file using shell command)</text:p>
      <text:p text:style-name="Standard"># ls</text:p>
      <text:p text:style-name="Standard"># git status</text:p>
      <text:p text:style-name="Standard"># git add –A ( recursively add changes )</text:p>
      <text:p text:style-name="Standard"># git status</text:p>
      <text:p text:style-name="Standard"># git commit</text:p>
      <text:p text:style-name="Standard"># clear</text:p>
      <text:p text:style-name="Standard"># ls</text:p>
      <text:p text:style-name="Standard"># git mv level2.txt 2.txt</text:p>
      <text:p text:style-name="Standard"># ls</text:p>
      <text:p text:style-name="Standard"># git status</text:p>
      <text:p text:style-name="Standard"># git mv 2.txt level2.txt</text:p>
      <text:p text:style-name="Standard"># ls</text:p>
      <text:p text:style-name="Standard"># git status</text:p>
      <text:p text:style-name="Standard"># clear</text:p>
      <text:p text:style-name="Standard"># ls</text:p>
      <text:p text:style-name="Standard"># git mv level2.txt level3</text:p>
      <text:p text:style-name="Standard"># ls</text:p>
      <text:p text:style-name="Standard"># cd level3</text:p>
      <text:p text:style-name="Standard"># ls</text:p>
      <text:p text:style-name="Standard"># git status</text:p>
      <text:p text:style-name="Standard"># cd ..</text:p>
      <text:p text:style-name="Standard"># git status</text:p>
      <text:p text:style-name="Standard"># git commit</text:p>
      <text:p text:style-name="Standard"># ls</text:p>
      <text:p text:style-name="Standard"># cd level3</text:p>
      <text:p text:style-name="Standard"># ls</text:p>
      <text:p text:style-name="Standard"># mv level2.txt ..</text:p>
      <text:p text:style-name="Standard"># ls</text:p>
      <text:p text:style-name="Standard"># cd ..</text:p>
      <text:p text:style-name="Standard"><text:soft-page-break/># pwd</text:p>
      <text:p text:style-name="Standard"># ls</text:p>
      <text:p text:style-name="Standard"># git status</text:p>
      <text:p text:style-name="Standard"># git add -A <text:s/>( add and update changes to working directory)</text:p>
      <text:p text:style-name="Standard"># git status</text:p>
      <text:p text:style-name="Standard"># git commit</text:p>
      <text:p text:style-name="Standard"># clear</text:p>
      <text:p text:style-name="Standard"># cd ..</text:p>
      <text:p text:style-name="Standard"># pwd </text:p>
      <text:p text:style-name="Standard"># git status</text:p>
      <text:p text:style-name="Standard"># git add level1.txt</text:p>
      <text:p text:style-name="Standard"># git add –u</text:p>
      <text:p text:style-name="Standard"># git status</text:p>
      <text:p text:style-name="Standard"># git commit</text:p>
      <text:p text:style-name="Standard">DELETING FILES:</text:p>
      <text:p text:style-name="Standard"># pwd</text:p>
      <text:p text:style-name="Standard"># cd projects/starter-web</text:p>
      <text:p text:style-name="Standard"># ls</text:p>
      <text:p text:style-name="Standard"># git status</text:p>
      <text:p text:style-name="Standard"># clear</text:p>
      <text:p text:style-name="Standard"># mate doomed.txt</text:p>
      <text:p text:style-name="Standard"># ls</text:p>
      <text:p text:style-name="Standard"># git status</text:p>
      <text:p text:style-name="Standard"># git rm doomed.txt</text:p>
      <text:p text:style-name="Standard"># rm doomed.txt</text:p>
      <text:p text:style-name="Standard"># ls</text:p>
      <text:p text:style-name="Standard"># git status</text:p>
      <text:p text:style-name="Standard"># clear</text:p>
      <text:p text:style-name="Standard"># git ls-files</text:p>
      <text:p text:style-name="Standard"># ls</text:p>
      <text:p text:style-name="Standard"># git rm newfile.txt</text:p>
      <text:p text:style-name="Standard"># git status</text:p>
      <text:p text:style-name="Standard"># git commit -m "Deleting new file"</text:p>
      <text:p text:style-name="Standard"># git status</text:p>
      <text:p text:style-name="Standard"># clear</text:p>
      <text:p text:style-name="Standard"># git status</text:p>
      <text:p text:style-name="Standard"># git ls-files</text:p>
      <text:p text:style-name="Standard"># git rm hipster.txt</text:p>
      <text:p text:style-name="Standard"># ls</text:p>
      <text:p text:style-name="Standard"># git status</text:p>
      <text:p text:style-name="Standard"># git reset HEAD hipster.txt</text:p>
      <text:p text:style-name="Standard"># git status</text:p>
      <text:p text:style-name="Standard"># git checkout -- hipster.txt</text:p>
      <text:p text:style-name="Standard"># ls</text:p>
      <text:p text:style-name="Standard"># git status</text:p>
      <text:p text:style-name="Standard"># clear</text:p>
      <text:p text:style-name="Standard"># ls</text:p>
      <text:p text:style-name="Standard"># rm hipster.txt</text:p>
      <text:p text:style-name="Standard"># ls</text:p>
      <text:p text:style-name="Standard"># git status</text:p>
      <text:p text:style-name="Standard"># git add –A</text:p>
      <text:p text:style-name="Standard"># git status</text:p>
      <text:p text:style-name="Standard"><text:soft-page-break/># git commit</text:p>
      <text:p text:style-name="Standard"># git status</text:p>
      <text:p text:style-name="Standard"># clear</text:p>
      <text:p text:style-name="Standard"># ls</text:p>
      <text:p text:style-name="Standard"># rm -rf level1</text:p>
      <text:p text:style-name="Standard"># ls</text:p>
      <text:p text:style-name="Standard"># git status</text:p>
      <text:p text:style-name="Standard"># git add –A</text:p>
      <text:p text:style-name="Standard"># git status</text:p>
      <text:p text:style-name="Standard"># git commit -m "deleting level1 band all children"</text:p>
      <text:p text:style-name="Standard"># git status</text:p>
      <text:p text:style-name="Standard"/>
      <text:p text:style-name="Standard">HISTORY:</text:p>
      <text:p text:style-name="Standard"># pwd</text:p>
      <text:p text:style-name="Standard"># git help log ( help for specific command)</text:p>
      <text:p text:style-name="Standard"># cd projects/starter-web</text:p>
      <text:p text:style-name="Standard"># git status</text:p>
      <text:p text:style-name="Standard"># clear</text:p>
      <text:p text:style-name="Standard"># git log ( gets history in reverse chronological order)(type q to quit)</text:p>
      <text:p text:style-name="Standard"># git log --abbrev-commit ( commit id will become small)</text:p>
      <text:p text:style-name="Standard"># git log --oneline --graph –decorate</text:p>
      <text:p text:style-name="Standard"># git log ae6f872...761b911 ( get history in commit id range)</text:p>
      <text:p text:style-name="Standard"># git log --since="3 days ago"</text:p>
      <text:p text:style-name="Standard"># clear</text:p>
      <text:p text:style-name="Standard"># ls</text:p>
      <text:p text:style-name="Standard"># git log -- hipster.txt ( specific history of individual file)</text:p>
      <text:p text:style-name="Standard"># clear</text:p>
      <text:p text:style-name="Standard"># git log --follow -- level1/level2/level2.txt ( history of specific files going through rename)</text:p>
      <text:p text:style-name="Standard"># clear</text:p>
      <text:p text:style-name="Standard"># git show b1967804190e199d4c753e2c5e59d09ce65842d6</text:p>
      <text:p text:style-name="Standard"># clear</text:p>
      <text:p text:style-name="Standard"/>
      <text:p text:style-name="Standard">GIT ALIAS:</text:p>
      <text:p text:style-name="Standard"># pwd</text:p>
      <text:p text:style-name="Standard"># cd projects/starter-web</text:p>
      <text:p text:style-name="Standard"># ls</text:p>
      <text:p text:style-name="Standard"># git status</text:p>
      <text:p text:style-name="Standard"># clear</text:p>
      <text:p text:style-name="Standard"># git log --all --graph --decorate –oneline</text:p>
      <text:p text:style-name="Standard"># git hist</text:p>
      <text:p text:style-name="Standard"># git config --global alias.hist "log --all --graph --decorate --oneline" (setting alias name)</text:p>
      <text:p text:style-name="Standard"># git hist</text:p>
      <text:p text:style-name="Standard"># clear</text:p>
      <text:p text:style-name="Standard"># mate ~/.gitconfig</text:p>
      <text:p text:style-name="Standard"># git hist</text:p>
      <text:p text:style-name="Standard"># mate ~/.gitconfig</text:p>
      <text:p text:style-name="Standard"># git hist</text:p>
      <text:p text:style-name="Standard"># clear</text:p>
      <text:p text:style-name="Standard"/>
      <text:p text:style-name="Standard">IGNORING UNWANTED FILES AND FOLDERS:</text:p>
      <text:p text:style-name="Standard"># pwd</text:p>
      <text:p text:style-name="Standard"># cd projects/starter-web</text:p>
      <text:p text:style-name="Standard"><text:soft-page-break/># ls</text:p>
      <text:p text:style-name="Standard"># git status</text:p>
      <text:p text:style-name="Standard"># ls –al</text:p>
      <text:p text:style-name="Standard"># mate .gitignore (creating new file to add the files in it to ignore) (three ways to specify file: <text:s/>i) specific file (file.ext), ii) file pattern (*.ext), iii) folder (my-folder/) )</text:p>
      <text:p text:style-name="Standard"># ls –al</text:p>
      <text:p text:style-name="Standard"># git status</text:p>
      <text:p text:style-name="Standard"># git add .gitignore (adding this file to git for ignore unwanted files)</text:p>
      <text:p text:style-name="Standard"># git status</text:p>
      <text:p text:style-name="Standard"># git commit</text:p>
      <text:p text:style-name="Standard"># git status</text:p>
      <text:p text:style-name="Standard"># ls</text:p>
      <text:p text:style-name="Standard"># mate access.log</text:p>
      <text:p text:style-name="Standard"># ls</text:p>
      <text:p text:style-name="Standard"># git status</text:p>
      <text:p text:style-name="Standard"># git .gitignore</text:p>
      <text:p text:style-name="Standard"># clear</text:p>
      <text:p text:style-name="Standard"># git status</text:p>
      <text:p text:style-name="Standard"># mkdir log</text:p>
      <text:p text:style-name="Standard"># mv access.log log</text:p>
      <text:p text:style-name="Standard"># ls</text:p>
      <text:p text:style-name="Standard"># cd log</text:p>
      <text:p text:style-name="Standard"># ll</text:p>
      <text:p text:style-name="Standard"># cp access.log access.2014-11-04</text:p>
      <text:p text:style-name="Standard"># ll</text:p>
      <text:p text:style-name="Standard"># cd ..</text:p>
      <text:p text:style-name="Standard"># git status</text:p>
      <text:p text:style-name="Standard"># mate .gitignore</text:p>
      <text:p text:style-name="Standard"># git status</text:p>
      <text:p text:style-name="Standard"># git commit -am "Excluding log file directory"</text:p>
      <text:p text:style-name="Standard"># git status</text:p>
      <text:p text:style-name="Standard">CLEANUP AND BACK TO ORIGIN:</text:p>
      <text:p text:style-name="Standard"># pwd</text:p>
      <text:p text:style-name="Standard"># cd projects/starter-web</text:p>
      <text:p text:style-name="Standard"># ls</text:p>
      <text:p text:style-name="Standard"># git status</text:p>
      <text:p text:style-name="Standard"># clear</text:p>
      <text:p text:style-name="Standard"># git pull origin master</text:p>
      <text:p text:style-name="Standard"># git push origin master</text:p>
      <text:p text:style-name="Standard"/>
      <text:p text:style-name="Standard">VISUAL MERGE/ DIFF TOOL INSTALLATION:</text:p>
      <text:p text:style-name="Standard">P4MERGE INSTALL ON WINDOWS:</text:p>
      <text:p text:style-name="Standard"># go to perforce.com and download it for windows.</text:p>
      <text:p text:style-name="Standard"># after download just install “visual merge tool” and de-select other three options</text:p>
      <text:p text:style-name="Standard"/>
      <text:p text:style-name="Standard">P4 MERGE CONFIGURE ON WINDOWS:</text:p>
      <text:p text:style-name="Standard"># copy the installation path of p4Merge and add it to environment variables (PATH).</text:p>
      <text:p text:style-name="Standard"># type “p4merge” in the terminal to check if it is installed correctly</text:p>
      <text:p text:style-name="Standard"/>
      <text:p text:style-name="Standard">P4MERGE FOR WINDOWS GIT CONFIGURATIONS:</text:p>
      <text:p text:style-name="Standard">git config --global merge.tool p4merge</text:p>
      <text:p text:style-name="Standard"><text:s/>git config --global mergetool.p4merge.path "C:/Program Files/Perforce/p4merge.exe"</text:p>
      <text:p text:style-name="Standard"><text:soft-page-break/><text:s/>git config --global diff.tool p4merge</text:p>
      <text:p text:style-name="Standard"><text:s/>git config --global difftool.p4merge.path "C:/Program Files/Perforce/p4merge.exe"</text:p>
      <text:p text:style-name="Standard"><text:s/>git config --global difftool.prompt false</text:p>
      <text:p text:style-name="Standard"><text:s/>git config --global mergetool.prompt false</text:p>
      <text:p text:style-name="Standard">git config –global –e</text:p>
      <text:p text:style-name="Standard">[merge]</text:p>
      <text:p text:style-name="Standard">tool = p4merge</text:p>
      <text:p text:style-name="Standard">[mergetool "p4merge"]</text:p>
      <text:p text:style-name="Standard">path = C:/Program Files/Perforce/p4merge.exe</text:p>
      <text:p text:style-name="Standard">[diff]</text:p>
      <text:p text:style-name="Standard">tool = p4merge</text:p>
      <text:p text:style-name="Standard">[difftool "p4merge"]</text:p>
      <text:p text:style-name="Standard">path = C:/Program Files/Perforce/p4merge.exe</text:p>
      <text:p text:style-name="Standard">[difftool]</text:p>
      <text:p text:style-name="Standard">prompt = false</text:p>
      <text:p text:style-name="Standard">[mergetool]</text:p>
      <text:p text:style-name="Standard">prompt = false</text:p>
      <text:p text:style-name="Standard">BRANCHING AND MERGING:</text:p>
      <text:p text:style-name="Standard">BRANCHING BASICS:</text:p>
      <text:p text:style-name="Standard"/>
      <text:p text:style-name="Standard"># git branch –a ( command to list branches)</text:p>
      <text:p text:style-name="Standard"># git branch newbranchname ( to create new branch)</text:p>
      <text:p text:style-name="Standard"># git checkout branchname ( to switch the branch)</text:p>
      <text:p text:style-name="Standard"># git branch –m oldbranchname newbranchname ( to rename branch)</text:p>
      <text:p text:style-name="Standard"># git branch –d branchname ( to delete branch)</text:p>
      <text:p text:style-name="Standard"/>
      <text:p text:style-name="Standard">REBASING:</text:p>
      <text:p text:style-name="Standard">Something like adding changes from one branch to another. ( most probably from main/master to other)</text:p>
      <text:p text:style-name="Standard"/>
      <text:p text:style-name="Standard">STASHING: </text:p>
      <text:p text:style-name="Standard"># git stash ( to save a file that is half completed and we don’t want it to get staged)</text:p>
      <text:p text:style-name="Standard">By using stash command the file does not come to stage area.</text:p>
      <text:p text:style-name="Standard">TAGGING:</text:p>
      <text:p text:style-name="Standard"># git tag myTag ( to create a tag)</text:p>
      <text:p text:style-name="Standard"># git log –oneline –decorate –graph –all ( log command for history)</text:p>
      <text:p text:style-name="Standard"># git tag –list (to get list of tags)</text:p>
      <text:p text:style-name="Standard"># git tag –delete nameoftag (to delete tag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05:22:39.290650802</meta:creation-date>
    <dc:date>2022-02-28T05:24:01.661466580</dc:date>
    <meta:editing-duration>PT1M22S</meta:editing-duration>
    <meta:editing-cycles>1</meta:editing-cycles>
    <meta:document-statistic meta:table-count="0" meta:image-count="0" meta:object-count="0" meta:page-count="10" meta:paragraph-count="455" meta:word-count="2255" meta:character-count="11748" meta:non-whitespace-character-count="9888"/>
    <meta:generator>LibreOffice/6.4.7.2$Linux_X86_64 LibreOffice_project/40$Build-2</meta:generator>
  </office:meta>
</office:document-meta>
</file>